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ongolian Baiti" svg:font-family="'Mongolian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6pt" officeooo:rsid="0016b986" officeooo:paragraph-rsid="0016b986" style:font-size-asian="16pt" style:font-size-complex="16pt"/>
    </style:style>
    <style:style style:name="T1" style:family="text">
      <style:text-properties style:font-name="Mongolian Baiti"/>
    </style:style>
    <style:style style:name="T2" style:family="text">
      <style:text-properties fo:color="#1c1c1c"/>
    </style:style>
    <style:style style:name="T3" style:family="text">
      <style:text-properties fo:color="#1c1c1c" style:font-name="Mongolian Baiti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<text:span text:style-name="T3">Juan Pablo</text:span></text:p>
      <text:p text:style-name="P1"/>
      <text:p text:style-name="P1">Apellidos: <text:span text:style-name="T3">Quintero Marín</text:span></text:p>
      <text:p text:style-name="P1"/>
      <text:p text:style-name="P1">Grupo:<text:span text:style-name="T2"> 4-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Mongolian Baiti" svg:font-family="'Mongolian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3:25:39.937000000</meta:creation-date>
    <dc:date>2019-01-17T13:28:32.890000000</dc:date>
    <meta:editing-duration>PT2M56S</meta:editing-duration>
    <meta:editing-cycles>1</meta:editing-cycles>
    <meta:document-statistic meta:table-count="0" meta:image-count="0" meta:object-count="0" meta:page-count="1" meta:paragraph-count="3" meta:word-count="8" meta:character-count="53" meta:non-whitespace-character-count="48"/>
    <meta:generator>LibreOffice/5.3.2.2$Windows_x86 LibreOffice_project/6cd4f1ef626f15116896b1d8e1398b56da0d0ee1</meta:generator>
  </office:meta>
</office:document-meta>
</file>